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0a7db" officeooo:paragraph-rsid="0010a7db"/>
    </style:style>
    <style:style style:name="P2" style:family="paragraph" style:parent-style-name="Standard">
      <style:text-properties fo:font-weight="bold" officeooo:rsid="0010a7db" officeooo:paragraph-rsid="0010a7db" style:font-weight-asian="bold" style:font-weight-complex="bold"/>
    </style:style>
    <style:style style:name="P3" style:family="paragraph" style:parent-style-name="Standard">
      <style:text-properties fo:font-weight="bold" officeooo:rsid="0011d8d0" officeooo:paragraph-rsid="0011d8d0" style:font-weight-asian="bold" style:font-weight-complex="bold"/>
    </style:style>
    <style:style style:name="P4" style:family="paragraph" style:parent-style-name="Standard">
      <style:text-properties officeooo:rsid="0011d8d0" officeooo:paragraph-rsid="0011d8d0"/>
    </style:style>
    <style:style style:name="P5" style:family="paragraph" style:parent-style-name="Standard">
      <style:text-properties officeooo:rsid="001788ef" officeooo:paragraph-rsid="001788ef"/>
    </style:style>
    <style:style style:name="P6" style:family="paragraph" style:parent-style-name="Standard">
      <style:text-properties officeooo:rsid="00188d05" officeooo:paragraph-rsid="00188d05"/>
    </style:style>
    <style:style style:name="T1" style:family="text">
      <style:text-properties officeooo:rsid="0015eed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Kelding Islands</text:p>
      <text:p text:style-name="P1"/>
      <text:p text:style-name="P1">“<text:span text:style-name="T1">Post apocalyptic</text:span>” <text:span text:style-name="T1">themed, pirate/sea raiders environment</text:span></text:p>
      <text:p text:style-name="P1"/>
      <text:p text:style-name="P1">A small archipelago off the northwestern coast of Skyrim, the Kelding Islands enjoy a semi-legendary status going back centuries as a haven for pirates. They are named for Keld Thunderhand, a fearsome sea-raider who terrorized the coasts of Tamriel. The legends say that Keld amassed a great treasure hoard, and retired to his island fastness on a massive, rocky island. There he held court over a kingdom of cutthroats and thieves. But his depredations angered the gods, or perhaps simply a powerful wizard. His island sank beneath the ocean during a mighty earthquake, which created the Kelding Islands. Since the days of Keld, many lesser pirates and outlaws have been drawn to the Kelding Islands. Some seek treasure and fame, while others merely seek a haven beyond the reach of he Empire or the Thanes of Skyrim. </text:p>
      <text:p text:style-name="P1"/>
      <text:p text:style-name="P2">Adventures</text:p>
      <text:p text:style-name="P1"/>
      <text:p text:style-name="P1">The Forest-Thane</text:p>
      <text:p text:style-name="P1">Holmgang</text:p>
      <text:p text:style-name="P1">A Voice in the Cellar (Rats in the Walls inspired dungeon crawler)</text:p>
      <text:p text:style-name="P1">Keld’s Sunken Fortress</text:p>
      <text:p text:style-name="P1"/>
      <text:p text:style-name="P3">Locations</text:p>
      <text:p text:style-name="P4">Ormstead</text:p>
      <text:p text:style-name="P4">Port</text:p>
      <text:p text:style-name="P4">Small Village</text:p>
      <text:p text:style-name="P4">The Elderwood</text:p>
      <text:p text:style-name="P4"/>
      <text:p text:style-name="P5">Reference</text:p>
      <text:p text:style-name="P5"><text:a xlink:type="simple" xlink:href="http://www.hurstwic.org/history/articles/daily_living/text/Villages.htm" text:style-name="Internet_20_link" text:visited-style-name="Visited_20_Internet_20_Link">http://www.hurstwic.org/history/articles/daily_living/text/Villages.htm</text:a></text:p>
      <text:p text:style-name="P5">http://www.confrerie-des-traducteurs.fr/skyrim/mods/bordeciel/villes_et_villages/village_daurora</text:p>
      <text:p text:style-name="P5"><text:a xlink:type="simple" xlink:href="http://www.nexusmods.com/skyrim/mods/50800/" text:style-name="Internet_20_link" text:visited-style-name="Visited_20_Internet_20_Link">http://www.nexusmods.com/skyrim/mods/50800/</text:a>?</text:p>
      <text:p text:style-name="P6"><text:a xlink:type="simple" xlink:href="https://songsofskyrim.wordpress.com/category/riverwood/" text:style-name="Internet_20_link" text:visited-style-name="Visited_20_Internet_20_Link">https://songsofskyrim.wordpress.com/category/riverwood/</text:a></text:p>
      <text:p text:style-name="P6">http://www.nexusmods.com/skyrim/mods/41852/?tab=12&amp;navtag=http%3A%2F%2Fwww.nexusmods.com%2Fskyrim%2Fajax%2Fmodchangelog%2F%3Fid%3D41852%26v%3D1.5.2</text:p>
      <text:p text:style-name="P6">http://www.gamepressure.com/download.asp?ID=4798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1T22:02:30.438000000</meta:creation-date>
    <dc:date>2017-06-02T15:35:23.593000000</dc:date>
    <meta:editing-duration>PT12M20S</meta:editing-duration>
    <meta:editing-cycles>6</meta:editing-cycles>
    <meta:generator>LibreOffice/5.2.4.2$Windows_x86 LibreOffice_project/3d5603e1122f0f102b62521720ab13a38a4e0eb0</meta:generator>
    <meta:document-statistic meta:table-count="0" meta:image-count="0" meta:object-count="0" meta:page-count="1" meta:paragraph-count="20" meta:word-count="179" meta:character-count="1535" meta:non-whitespace-character-count="1375"/>
  </office:meta>
</office:document-meta>
</file>